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2071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ugfixes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leine Verbesserung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ämtliche Funktionen kom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hr Hindernisse erzeug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6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inige Funktionen kommentier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Code verschönert/einfacher verständlich gemach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Weitere Hindernisse implementi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it Klassendiagramm angefang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Immernoch nicht alle Objekte perfekt im Spielfeld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Lösung: Diese Objekte an den VideoMode anpassen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Infobutton funktioniert noch nicht, obwohl schon implementier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7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Klassendiagramm digital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Präsentation vorbereit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Zusammenfassung schrei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s müssen noch weitere Bugfixes gemacht werden. ( Infobutton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6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706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menü <text:s/>mit Lebensanzeige, der Anzahl an gesammelten Items, einem Infofenster und einem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tart/Pause Knopf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Collision-detection zwischen dem Spieler und allen anderen Objekten fertig programmieren, mittels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iner neuen Collision Klasse. Collision pixelbasiert und nicht nur auf Rechtecke überprüfend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6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Neue Klasse Menü erstellt, inder eine menuleiste mit zwei Buttons und Textfelder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pause und info variable, --&gt; bei true in einer bedingung verharren um eine Pause zu Simul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ür unsere Collision-detection prüfen wir die genauen Pixel der Objekte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ollten unsere Objekte den Spieler berühren, wird eine bestimmte Aktion ausgeführt, wie zieh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Leben ab, füg welche hinzu, oder füge eine Banane zum Zähler hinzu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obald der Spieler Schaden nimmt, wird er in sein Haus teleportiert, in welchem er geschützt is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fenster ist zu klein für neues Menü und <text:s/>durchs Vergrößern des Fensters skalieren unser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e und Hindernisse nicht mehr korrekt mit dem Fenster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Lösung-&gt; Objekte und Hindernisse nicht mehr abhängig von bestimmten Werten machen, sonder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von Fensterwerten, wie Window.heigth und Window.length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Nachdem wir nun unsere bewegenden Objekte zufällig erscheinen lassen, haben wir <text:s/>nun das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Problem, dass manchmal Objekte in <text:s/>unserem Safehouse spawnen. Um dies zu Lösen,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wollen wir einen Radius um das Haus erstellen, indem nichts spawnen kann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3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Testmenü wurde mit Lebensanzeige, der Anzahl an gesammelten Items, einem Infofester und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inem Start/Pause Buttons in das Projekt eingefüg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e auf dem Bildschirm skalieren nun mit der Bildschirmgröße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In Zukunft wollen wir unseren gesamten Code ausführlich und übersichtlich kommentieren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Zudem wollen wir das Klassendiagramm neu <text:s/>und digital erstellen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ch unsere Projektpräsentation wollen wir anfang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701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orders für den Spieler und die Tiere imple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eginnen mit der Kollision Auswertung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mstrukturierung der Vererbungshierarchi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eginen mit der Spielauswertung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lle Objekte an einer Random Position spornen zu 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Klasse für Tiere und Spieler von der Item-klasse erben 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unktion zur Prüfung der Fenstergrenzen mit Übergabe der Objektzeiger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egonnen Collisionen von Spieler mit Objekten zu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schreiben damit ein Objekt nicht aus der Oberfläche verschwinden kan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zur Verhinderung, dass Spieler durch einen Baum laufen kan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n für die Spielauswertung geschrie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fräumen von Klassen und begonnen mit ausführlichen Kom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Der Spieler konnte trotzdem in den Ecken des Spielfeldes herausfah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Die Tiere sind nicht ganz bis zum Rand gelaufen → Lösung: mit Spritegrößen gearbeite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Randomzahlen als Define deklar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tatt mit Shapes arbeiten wir nun mit Sprites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e Spawnen <text:s/>auch im Safehouse (im Haus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6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feld nicht über array verwalten sondern bei Gui auf Kollision überprüf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 Algorithmus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utton erzeugen und einbind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1">
            <text:p>Implementierung einer Healthbar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1">
            <text:p>Spielauswertung fertig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number-columns-repeated="5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622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weitere Objekte (Spielfiguren) auf die Gui mit neuen Elementen erweiter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feldarray erzeugen und Felder beleg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zeiger an Methode übergeben (sowohl Zeiger auf Objekte einer Klasse und zeiger auf Objekte der Klasse sf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utton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slagerung von sf Objekten aus der GUI in die jeweilige Klass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kosnus von links nach rechts fliegen 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Methoden erstellt, über diese ein ein jeweiliges Image für die Gui erzeugt wird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slagerung der erstellung von sf Objekten in die Konstruktoren der jeweiligen K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idirektionale Assoziation über mehrere Klassen -&gt; Gegenseitige Objektaufruf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FML Installationsfehler wurde nun bei allen Gruppenmitgliedern gelös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akefile funktioniert noch nicht so wie beabsichtigt. → Tutorials dazu anschau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idirektionale Assoziation über mehrere Klassen -&gt; Gegenseitige Objektaufruf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 Algorithmus programmier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utton erzeugen und einbind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liegende Kokusnüss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fled nicht über array verwalten sondern bei Gui auf Kollision überprüf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schreiben um zu überprüfen ob Objekt beim nächsten Zug aus der Oberfläche verschwinde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610" table:style-name="ta3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6-10T00:00:00" table:style-name="ce10">
            <text:p>10.6.22</text:p>
          </table:table-cell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Methode für Randomzahlen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für Zufallsposition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ssotiationen zwischen den Klassen imple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Über SFML als Graphische Oberfläche infor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Testoberfläche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ehlerbehebung um das Programm testweise starten zu könn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Fehlermeldungen gegoogled und beho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.cpp Dateien kompiliert und weitere Errorcodes beho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Über den This Zeiger informi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.h Dateien der Subklassen korrigi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llung von dynamischen statt statischen Objekt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Hauptspielfigur erstellt (Gimp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 Testversion zur Steuerung der Hauptspielfigur via Tastatur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11">
            <text:p>Erfolg:</text:p>
          </table:table-cell>
          <table:table-cell office:value-type="string" table:style-name="ce1">
            <text:p>Alle aktuellen Fehler behoben → Kompilierung</text:p>
          </table:table-cell>
          <table:table-cell table:number-columns-repeated="3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office:value-type="string" table:style-name="ce1">
            <text:p>Erster Programmstart mit Demo-Gui</text:p>
          </table:table-cell>
          <table:table-cell table:number-columns-repeated="3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ror: Impliziete-Deklaration vom Gui-Konstruktor → Konstruktor in Gui.h Datei verge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ror: Undefined Reference to … → Vermutung Make File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ehler beim Testen der Steuerung, aufgrund falscher Datentyp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Über Makefile informieren und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er auf der Gui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inale Steuerung des Spielers impleme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sicherheit über Assotiationen und Aggrekationen (Informieren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tart und Ziel, sowie Sperre imple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52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5-20T00:00:00" table:style-name="ce10">
            <text:p>20.5.22</text:p>
          </table:table-cell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konzepterstellung und eigene Features eingebau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ML Klassendiagramm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In Git einarbeit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inarbeitung in Vererbung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llung der benötigtten Objekt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mmentieren der Methoden und Variab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Tutorials zu C++ anschau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3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Git Repository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lassendiagramm gezeichne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CPP und H Dateien angeleg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lassen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Variablen und Methoden angeleg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Vererbungshierarchie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m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Vererbung hat Probleme gemacht. --&gt; Goog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wissenheit in Objektorientiertem p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wissenheit über benötigte Klassen und Method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Teilweise, hat es sehr lange gedau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Wir haben alle Ziele erreicht, auch wenn sie durch viel unwissenheit lange gedauert ha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Laufzettel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1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- GEGGMAN -</meta:initial-creator>
    <dc:creator>- GEGGMAN -</dc:creator>
    <meta:creation-date>2022-05-14T13:23:04Z</meta:creation-date>
    <dc:date>2022-07-21T19:20:06Z</dc:date>
    <meta:print-date>2022-07-21T19:19:50Z</meta:print-date>
    <meta:editing-cycles>70</meta:editing-cycles>
    <meta:editing-duration>PT0S</meta:editing-duration>
  </office:meta>
</office:document-meta>
</file>